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247cm" style:contextual-spacing="false" fo:line-height="115%"/>
      <style:text-properties officeooo:paragraph-rsid="00168911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Text_20_body" style:list-style-name="L1">
      <style:text-properties fo:font-weight="bold"/>
    </style:style>
    <style:style style:name="P4" style:family="paragraph" style:parent-style-name="Text_20_body" style:list-style-name="L1"/>
    <style:style style:name="P5" style:family="paragraph" style:parent-style-name="Heading_20_3">
      <style:paragraph-properties fo:margin-top="0cm" fo:margin-bottom="0.247cm" style:contextual-spacing="false" fo:line-height="115%"/>
    </style:style>
    <style:style style:name="P6" style:family="paragraph" style:parent-style-name="Text_20_body" style:list-style-name="L2">
      <style:text-properties fo:font-weight="bold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text-properties fo:font-weight="bold"/>
    </style:style>
    <style:style style:name="P9" style:family="paragraph" style:parent-style-name="Text_20_body" style:list-style-name="L3"/>
    <style:style style:name="P10" style:family="paragraph" style:parent-style-name="Text_20_body">
      <style:text-properties fo:font-weight="bold"/>
    </style:style>
    <style:style style:name="T1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2">Estado Actual (Conceptual) de InfoQbit</text:h>
      <text:p text:style-name="Text_20_body">InfoQbit se encuentra en una fase de diseño y conceptualización avanzada, con una arquitectura detallada propuesta y una hoja de ruta para su implementación. Los pilares fundamentales del proyecto son:</text:p>
      <text:list text:style-name="L1">
        <text:list-item>
          <text:p text:style-name="P3">InfoQbit Cuántico-Simbólico (IQS): La Unidad Mínima Mejorada:</text:p>
          <text:list>
            <text:list-item>
              <text:p text:style-name="P4"><text:span text:style-name="T1">Definición:</text:span> El IQS es la unidad fundamental para el procesamiento y almacenamiento de información. No solo codifica información lógica y emocional, sino que también representa un "estado de resonancia" cuántico-fractal.</text:p>
            </text:list-item>
            <text:list-item>
              <text:p text:style-name="P4"><text:span text:style-name="T1">Geometría:</text:span> Se basa en una geometría fractal, específicamente el "Triángulo de Sierpinski Cuántico" en 2D y el "Tetraedro Cuántico-Simbólico" en 3D.</text:p>
            </text:list-item>
            <text:list-item>
              <text:p text:style-name="P4"><text:span text:style-name="T1">Atributos:</text:span> Incluye atributos como "Color Babel" (para codificación de información simbólica y emocional), "Frecuencia Fractal" (para resonancia y estados cuánticos), y "Estado Emocional/Simbólico".</text:p>
            </text:list-item>
            <text:list-item>
              <text:p text:style-name="P4"><text:span text:style-name="T1">Funcionamiento:</text:span> Opera a través de principios de "resonancia cuántica" y "entrelazamiento simbólico", permitiendo que los IQS se conecten y formen patrones coherentes, creando significados complejos y adaptativos.</text:p>
            </text:list-item>
          </text:list>
        </text:list-item>
        <text:list-item>
          <text:p text:style-name="P3">Arquitectura "FractalCore Cuántico-Simbólico":</text:p>
          <text:list>
            <text:list-item>
              <text:p text:style-name="P4"><text:span text:style-name="T1">Principio:</text:span> Una arquitectura auto-organizada en niveles fractales, donde cada módulo refleja la estructura del todo. Incorpora modularidad, reversibilidad, resonancia cuántica y topología simbólica.</text:p>
            </text:list-item>
            <text:list-item>
              <text:p text:style-name="P4"><text:span text:style-name="T1">Componentes Clave:</text:span> Además del IQS, se mencionan la <text:span text:style-name="T1">Recursive Cache Resonante (RCR-C/S)</text:span> para un almacenamiento inteligente y la <text:span text:style-name="T1">Red de Resonancia Semántica (RRS)</text:span> para comunicaciones de alta definición.</text:p>
            </text:list-item>
          </text:list>
        </text:list-item>
        <text:list-item>
          <text:p text:style-name="P3">Filosofía de Software Libre:</text:p>
          <text:list>
            <text:list-item>
              <text:p text:style-name="P4">Todo el proyecto está concebido para ser desarrollado bajo una <text:span text:style-name="T1">licencia MIT</text:span>, lo que implica un fuerte compromiso con el software libre y de código abierto (FOSS).</text:p>
            </text:list-item>
            <text:list-item>
              <text:p text:style-name="P4">Se propone una pila tecnológica basada en <text:span text:style-name="T1">Linux (Kernel 6.7+)</text:span>, <text:span text:style-name="T1">LLVM/Clang</text:span>, <text:span text:style-name="T1">GCC</text:span>, <text:span text:style-name="T1">OpenCL 2.0+</text:span>, <text:span text:style-name="T1">Vulkan 1.2+</text:span>, <text:span text:style-name="T1">Mesa 3D</text:span>, <text:span text:style-name="T1">FUSE 3</text:span>, <text:span text:style-name="T1">C/C++</text:span> y <text:span text:style-name="T1">Python</text:span>.</text:p>
            </text:list-item>
          </text:list>
        </text:list-item>
        <text:list-item>
          <text:p text:style-name="P3">Concepto de Compresión Semántica:</text:p>
          <text:list>
            <text:list-item>
              <text:p text:style-name="P4">InfoQbit busca una compresión de datos radicalmente superior a la estadística, basada en el "significado" y la "emoción" de la información. Esto se lograría codificando patrones recurrentes en la topología de clusters de IQS, permitiendo una representación más densa y eficiente.</text:p>
            </text:list-item>
          </text:list>
        </text:list-item>
        <text:list-item>
          <text:p text:style-name="P3">Red de Resonancia Semántica (RRS):</text:p>
          <text:list>
            <text:list-item>
              <text:p text:style-name="P4">Se propone una nueva Internet que no solo transporta bits, sino que "entiende, siente y enruta la información por su significado". Esto busca resolver los problemas de <text:soft-page-break/>saturación, latencia y pérdida de información sutil en las redes actuales, especialmente para transmisiones de alta definición (4K/8K, VR/AR).</text:p>
            </text:list-item>
            <text:list-item>
              <text:p text:style-name="P4">Componentes clave para la RRS incluyen el <text:span text:style-name="T1">Motor de InfoQbitización de Flujo (MIF)</text:span> y los <text:span text:style-name="T1">Conmutadores de Resonancia Semántica (CRS)</text:span>.</text:p>
            </text:list-item>
          </text:list>
        </text:list-item>
        <text:list-item>
          <text:p text:style-name="P3">El "Multiverso InfoQbit":</text:p>
          <text:list>
            <text:list-item>
              <text:p text:style-name="P4">Una visión a largo plazo y altamente especulativa que propone una red de comunicación y computación distribuida a través de múltiples universos o realidades paralelas. La idea es que la información procesada en un universo pueda ser accesible y reutilizada en otros, funcionando como un sistema de caché distribuida a escala cósmica.</text:p>
            </text:list-item>
          </text:list>
        </text:list-item>
      </text:list>
      <text:h text:style-name="P2" text:outline-level="2">Proyecciones y Hoja de Ruta</text:h>
      <text:p text:style-name="Text_20_body">El desarrollo de InfoQbit se plantea en fases, comenzando con pruebas de concepto y componentes fundamentales, y escalando hacia integraciones más profundas y aplicaciones avanzadas.</text:p>
      <text:h text:style-name="P5" text:outline-level="3">Fase 1: Pruebas de Concepto y Componentes Fundamentales (1-2 años)</text:h>
      <text:list text:style-name="L2">
        <text:list-item>
          <text:p text:style-name="P6">Librería Central de InfoQbit (libiqs):</text:p>
          <text:list>
            <text:list-item>
              <text:p text:style-name="P7">Creación de una biblioteca C/C++ de código abierto que defina la estructura de datos del IQS (clase <text:span text:style-name="Source_20_Text">IQS</text:span> en C++ con tetraedros, vértices, Color Babel, Frecuencia Fractal y Estado Emocional/Simbólico).</text:p>
            </text:list-item>
            <text:list-item>
              <text:p text:style-name="P7">Implementación de un <text:span text:style-name="T1">motor de compresión semántica</text:span> inspirado en Wavelets, que codifique patrones recurrentes en la topología de clusters de IQS.</text:p>
            </text:list-item>
            <text:list-item>
              <text:p text:style-name="P7">Desarrollo de un <text:span text:style-name="T1">motor de búsqueda por resonancia</text:span> para recuperar IQS basándose en patrones semánticos y estados de resonancia.</text:p>
            </text:list-item>
            <text:list-item>
              <text:p text:style-name="P7">Creación de <text:span text:style-name="T1">APIs para interacción con el IQS</text:span>.</text:p>
            </text:list-item>
          </text:list>
        </text:list-item>
        <text:list-item>
          <text:p text:style-name="P6">Recursive Cache Resonante (RCR-C/S) - Prototipo de Cache Inteligente:</text:p>
          <text:list>
            <text:list-item>
              <text:p text:style-name="P7">Implementación de un sistema de caché recursivo que almacene la información no por su ubicación física, sino por su "resonancia semántica" y "contexto emocional".</text:p>
            </text:list-item>
            <text:list-item>
              <text:p text:style-name="P7">Integración con <text:span text:style-name="Source_20_Text">libiqs</text:span> para el almacenamiento y recuperación.</text:p>
            </text:list-item>
          </text:list>
        </text:list-item>
        <text:list-item>
          <text:p text:style-name="P6">FractalFS Omnisciente (FSR-OS) - Sistema de Archivos Semántico:</text:p>
          <text:list>
            <text:list-item>
              <text:p text:style-name="P7">Diseño y prototipado de un sistema de archivos que indexa y organiza la información por su significado intrínseco. Utilizará FUSE 3 para una implementación en espacio de usuario en Linux.</text:p>
            </text:list-item>
            <text:list-item>
              <text:p text:style-name="P7">Integración con RCR-C/S para la gestión inteligente del almacenamiento.</text:p>
            </text:list-item>
          </text:list>
        </text:list-item>
        <text:list-item>
          <text:p text:style-name="P6">Simuladores de Resonancia Cuántica-Simbólica:</text:p>
          <text:list>
            <text:list-item>
              <text:p text:style-name="P7">Desarrollo de herramientas para simular el comportamiento de los IQS y su interacción en redes.</text:p>
            </text:list-item>
            <text:list-item>
              <text:p text:style-name="P7">Uso de OpenCL/Vulkan para aceleración por GPU.</text:p>
            </text:list-item>
          </text:list>
        </text:list-item>
        <text:list-item>
          <text:p text:style-name="P6"><text:soft-page-break/>Motor de InfoQbitización de Flujo (MIF):</text:p>
          <text:list>
            <text:list-item>
              <text:p text:style-name="P7">Prototipo para la "infoqbitización" de flujos de datos de alta definición (video, audio).</text:p>
            </text:list-item>
            <text:list-item>
              <text:p text:style-name="P7">Integración con frameworks existentes (GStreamer, FFmpeg).</text:p>
            </text:list-item>
          </text:list>
        </text:list-item>
      </text:list>
      <text:h text:style-name="P5" text:outline-level="3">Fases Posteriores (Proyecciones a Largo Plazo)</text:h>
      <text:list text:style-name="L3">
        <text:list-item>
          <text:p text:style-name="P8">Integración Profunda con el Kernel de Linux:</text:p>
          <text:list>
            <text:list-item>
              <text:p text:style-name="P9">Desarrollar módulos del kernel para una integración nativa de FractalFS y el manejo de IQS a nivel de sistema operativo.</text:p>
            </text:list-item>
          </text:list>
        </text:list-item>
        <text:list-item>
          <text:p text:style-name="P8">Desarrollo de Protocolos de Red Semánticos:</text:p>
          <text:list>
            <text:list-item>
              <text:p text:style-name="P9">Crear protocolos de comunicación que operen directamente con IQS, permitiendo la "Red de Resonancia Semántica (RRS)".</text:p>
            </text:list-item>
          </text:list>
        </text:list-item>
        <text:list-item>
          <text:p text:style-name="P8">Aplicaciones Descentralizadas y la Web InfoQbit:</text:p>
          <text:list>
            <text:list-item>
              <text:p text:style-name="P9">Desarrollo de un nuevo paradigma de aplicaciones donde el software "siente" y "entiende" la información.</text:p>
            </text:list-item>
            <text:list-item>
              <text:p text:style-name="P9">Creación de una "Web InfoQbit" que reemplaza la World Wide Web actual, con navegación basada en resonancia semántica.</text:p>
            </text:list-item>
          </text:list>
        </text:list-item>
        <text:list-item>
          <text:p text:style-name="P8">Cómputo "Consciente" y Autoadaptativo:</text:p>
          <text:list>
            <text:list-item>
              <text:p text:style-name="P9">Sistemas que no solo ejecutan instrucciones, sino que "comprenden" el propósito y el contexto de las tareas, adaptándose dinámicamente.</text:p>
            </text:list-item>
          </text:list>
        </text:list-item>
        <text:list-item>
          <text:p text:style-name="P8">Inteligencia Artificial y Aprendizaje Resonante:</text:p>
          <text:list>
            <text:list-item>
              <text:p text:style-name="P9">Una nueva forma de IA que aprende de manera más orgánica y contextual, basada en la resonancia de los IQS.</text:p>
            </text:list-item>
          </text:list>
        </text:list-item>
        <text:list-item>
          <text:p text:style-name="P8">El Multiverso InfoQbit (Visión a Muy Largo Plazo):</text:p>
          <text:list>
            <text:list-item>
              <text:p text:style-name="P9">Aunque altamente especulativo, se proyecta la posibilidad de una red de comunicación interdimensional basada en los principios de InfoQbit, donde la información y el cómputo trascienden las barreras de los universos. Esta fase requeriría avances significativos en nuestra comprensión de la física fundamental.</text:p>
            </text:list-item>
          </text:list>
        </text:list-item>
      </text:list>
      <text:p text:style-name="P10">En resumen, InfoQbit es un proyecto ambicioso que propone un cambio de paradigma en la computación, pasando de un enfoque basado en bits a uno centrado en el significado, la emoción y la resonancia. Aunque actualmente es conceptual, cuenta con una hoja de ruta detallada para su implementación progresiva utilizando software libre, con proyecciones que podrían transformar radicalmente la tecnología y nuestra interacción con la información.</text:p>
      <text:p text:style-name="P1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Standard"/>
      <text:p text:style-name="Standard"/>
      <text:p text:style-name="Standard">MIT License</text:p>
      <text:p text:style-name="Standard">Copyright (c) 2025 Carlos Javier Avila and Bibiana Mariel Lopez</text:p>
      <text:p text:style-name="Standard">Permission is hereby granted, free of charge, to any person obtaining a copy</text:p>
      <text:p text:style-name="Standard">of this project and its associated documentation files (the “Project”), to deal</text:p>
      <text:p text:style-name="Standard">in the Project without restriction, including without limitation the rights</text:p>
      <text:p text:style-name="Standard">to use, copy, modify, merge, publish, distribute, sublicense, and/or sell</text:p>
      <text:p text:style-name="Standard">copies of the Project, and to permit persons to whom the Project is</text:p>
      <text:p text:style-name="Standard">furnished to do so, subject to the following conditions:</text:p>
      <text:p text:style-name="Standard">The above copyright notice and this permission notice shall be included in all</text:p>
      <text:p text:style-name="Standard">copies or substantial portions of the Project.</text:p>
      <text:p text:style-name="Standard">THE PROJECT IS PROVIDED “AS IS”, WITHOUT WARRANTY OF ANY KIND, EXPRESS</text:p>
      <text:p text:style-name="Standard">OR</text:p>
      <text:p text:style-name="Standard">IMPLIED, INCLUDING BUT NOT LIMITED TO THE WARRANTIES OF</text:p>
      <text:p text:style-name="Standard">MERCHANTABILITY,</text:p>
      <text:p text:style-name="Standard">FITNESS FOR A PARTICULAR PURPOSE AND NONINFRINGEMENT. IN NO EVENT</text:p>
      <text:p text:style-name="Standard">SHALL THE</text:p>
      <text:p text:style-name="Standard">AUTHORS OR COPYRIGHT HOLDERS BE LIABLE FOR ANY CLAIM, DAMAGES OR</text:p>
      <text:p text:style-name="Standard">OTHER</text:p>
      <text:p text:style-name="Standard">LIABILITY, WHETHER IN AN ACTION OF CONTRACT, TORT OR OTHERWISE, ARISING</text:p>
      <text:p text:style-name="Standard">FROM,</text:p>
      <text:p text:style-name="Standard">OUT OF OR IN CONNECTION WITH THE PROJECT OR THE USE OR OTHER DEALINGS</text:p>
      <text:p text:style-name="Standard">IN THE</text:p>
      <text:p text:style-name="Standard">PROJEC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11:21:01.026648733</meta:creation-date>
    <dc:date>2025-07-25T11:32:23.755771673</dc:date>
    <meta:editing-duration>PT11M23S</meta:editing-duration>
    <meta:editing-cycles>3</meta:editing-cycles>
    <meta:generator>LibreOffice/25.2.5.2$Linux_X86_64 LibreOffice_project/03d19516eb2e1dd5d4ccd751a0d6f35f35e08022</meta:generator>
    <meta:print-date>2025-07-25T11:28:17.184739963</meta:print-date>
    <meta:printed-by>Archivos PDF</meta:printed-by>
    <meta:document-statistic meta:table-count="0" meta:image-count="0" meta:object-count="0" meta:page-count="4" meta:paragraph-count="78" meta:word-count="1166" meta:character-count="7693" meta:non-whitespace-character-count="6653"/>
  </office:meta>
</office:document-meta>
</file>